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0.5291666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number-columns-repeated="16372" table:default-cell-style-name="ce1"/>
        <table:table-row table:style-name="ro1">
          <table:table-cell table:style-name="ce2"/>
          <table:table-cell office:value-type="string" table:style-name="ce3">
            <text:p>6km</text:p>
          </table:table-cell>
          <table:table-cell office:value-type="string" table:style-name="ce3">
            <text:p>/</text:p>
          </table:table-cell>
          <table:table-cell office:value-type="string" table:style-name="ce3">
            <text:p>2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3km/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0800km/h</text:p>
          </table:table-cell>
          <table:table-cell office:value-type="string" table:style-name="ce3">
            <text:p>=</text:p>
          </table:table-cell>
          <table:table-cell office:value-type="string" table:style-name="ce3">
            <text:p>3000m/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0800000m/h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4"/>
          <table:table-cell office:value-type="float" office:value="10800" table:style-name="ce5">
            <text:p>10800</text:p>
          </table:table-cell>
          <table:table-cell table:style-name="ce4"/>
          <table:table-cell office:value-type="float" office:value="3000" table:style-name="ce5">
            <text:p>3000</text:p>
          </table:table-cell>
          <table:table-cell table:style-name="ce4"/>
          <table:table-cell office:value-type="float" office:value="10800000" table:style-name="ce5">
            <text:p>1080000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" table:style-name="ce5">
            <text:p>1000</text:p>
          </table:table-cell>
          <table:table-cell table:style-name="ce4"/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8" table:style-name="ce4">
            <text:p>18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600" table:style-name="ce4">
            <text:p>3600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number-columns-repeated="16372"/>
        </table:table-row>
        <table:table-row table:style-name="ro2">
          <table:table-cell table:style-name="ce1"/>
          <table:table-cell table:number-columns-repeated="7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12m</text:p>
          </table:table-cell>
          <table:table-cell office:value-type="string" table:style-name="ce3">
            <text:p>/</text:p>
          </table:table-cell>
          <table:table-cell office:value-type="string" table:style-name="ce3">
            <text:p>4m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3m/ms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12" table:style-name="ce4">
            <text:p>12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" table:style-name="ce5">
            <text:p>10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" table:style-name="ce4">
            <text:p>100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table:style-name="ce1"/>
          <table:table-cell table:number-columns-repeated="7" table:style-name="ce4"/>
          <table:table-cell table:number-columns-repeated="16376" table:style-name="ce1"/>
        </table:table-row>
        <table:table-row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3km/s</text:p>
          </table:table-cell>
          <table:table-cell office:value-type="string" table:style-name="ce3">
            <text:p>*</text:p>
          </table:table-cell>
          <table:table-cell office:value-type="string" table:style-name="ce3">
            <text:p>2min</text:p>
          </table:table-cell>
          <table:table-cell office:value-type="string" table:style-name="ce3">
            <text:p>=</text:p>
          </table:table-cell>
          <table:table-cell office:value-type="string" table:style-name="ce3">
            <text:p>360km</text:p>
          </table:table-cell>
          <table:table-cell office:value-type="string" table:style-name="ce3">
            <text:p>=</text:p>
          </table:table-cell>
          <table:table-cell office:value-type="string" table:style-name="ce3">
            <text:p>360000m</text:p>
          </table:table-cell>
          <table:table-cell office:value-type="string" table:style-name="ce3">
            <text:p>=</text:p>
          </table:table-cell>
          <table:table-cell office:value-type="string" table:style-name="ce3">
            <text:p>0,36Mm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6" table:style-name="ce4">
            <text:p>6</text:p>
          </table:table-cell>
          <table:table-cell table:style-name="ce4"/>
          <table:table-cell office:value-type="float" office:value="360000" table:style-name="ce5">
            <text:p>360000</text:p>
          </table:table-cell>
          <table:table-cell table:style-name="ce4"/>
          <table:table-cell office:value-type="float" office:value="0.36" table:style-name="ce5">
            <text:p>0,3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style-name="ce4"/>
          <table:table-cell office:value-type="float" office:value="60000" table:style-name="ce4">
            <text:p>600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000" table:style-name="ce4">
            <text:p>100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-1" table:style-name="ce4">
            <text:p>-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2km</text:p>
          </table:table-cell>
          <table:table-cell office:value-type="string" table:style-name="ce3">
            <text:p>+</text:p>
          </table:table-cell>
          <table:table-cell office:value-type="string" table:style-name="ce3">
            <text:p>200m</text:p>
          </table:table-cell>
          <table:table-cell office:value-type="string" table:style-name="ce3">
            <text:p>=</text:p>
          </table:table-cell>
          <table:table-cell office:value-type="string" table:style-name="ce3">
            <text:p>2200m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table:style-name="ce4"/>
          <table:table-cell office:value-type="float" office:value="2200" table:style-name="ce4">
            <text:p>22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2" table:style-name="ce4"/>
          <table:table-cell table:number-columns-repeated="16376" table:style-name="ce1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1km</text:p>
          </table:table-cell>
          <table:table-cell office:value-type="string" table:style-name="ce3">
            <text:p>+</text:p>
          </table:table-cell>
          <table:table-cell office:value-type="string" table:style-name="ce3">
            <text:p>1mile</text:p>
          </table:table-cell>
          <table:table-cell office:value-type="string" table:style-name="ce3">
            <text:p>=</text:p>
          </table:table-cell>
          <table:table-cell table:style-name="ce3"/>
          <table:table-cell table:style-name="ce4"/>
          <table:table-cell office:value-type="string" table:style-name="ce3">
            <text:p>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326168" table:formula="msoxl:=(B33*B34/B35+D33*D34/D35)*F35/F34" table:style-name="ce5">
            <text:p>326168</text:p>
          </table:table-cell>
          <table:table-cell table:style-name="ce4"/>
          <table:table-cell office:value-type="float" office:value="2609.3440000000001" table:formula="msoxl:=F33*F34/F35" table:style-name="ce5">
            <text:p>2609,34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float" office:value="201168" table:style-name="ce4">
            <text:p>201168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float" office:value="326168" table:formula="msoxl:=F35/B35*B34+F35/D35*D34" table:style-name="ce1">
            <text:p>326168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25" table:style-name="ce4">
            <text:p>125</text:p>
          </table:table-cell>
          <table:table-cell table:style-name="ce4"/>
          <table:table-cell office:value-type="float" office:value="125" table:formula="msoxl:=LCM(B35,D35)" table:style-name="ce5">
            <text:p>125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formula="msoxl:=D36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formula="msoxl:=D37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25cm</text:p>
          </table:table-cell>
          <table:table-cell office:value-type="string" table:style-name="ce3">
            <text:p>+</text:p>
          </table:table-cell>
          <table:table-cell office:value-type="string" table:style-name="ce3">
            <text:p>18m</text:p>
          </table:table-cell>
          <table:table-cell office:value-type="string" table:style-name="ce3">
            <text:p>=</text:p>
          </table:table-cell>
          <table:table-cell table:style-name="ce3"/>
          <table:table-cell table:style-name="ce4"/>
          <table:table-cell office:value-type="string" table:style-name="ce3">
            <text:p>m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25" table:style-name="ce4">
            <text:p>25</text:p>
          </table:table-cell>
          <table:table-cell table:style-name="ce4"/>
          <table:table-cell office:value-type="float" office:value="18" table:style-name="ce4">
            <text:p>18</text:p>
          </table:table-cell>
          <table:table-cell table:style-name="ce4"/>
          <table:table-cell office:value-type="float" office:value="1825" table:formula="msoxl:=B41*B42*F43/(F42*B43)+D41*D42*F43/(F42*D43)" table:style-name="ce5">
            <text:p>1825</text:p>
          </table:table-cell>
          <table:table-cell table:style-name="ce4"/>
          <table:table-cell office:value-type="float" office:value="18.25" table:formula="msoxl:=F41*F42/F43" table:style-name="ce5">
            <text:p>18,25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6">
            <text:p>1</text:p>
          </table:table-cell>
          <table:table-cell table:style-name="ce1"/>
          <table:table-cell office:value-type="float" office:value="1" table:style-name="ce4">
            <text:p>1</text:p>
          </table:table-cell>
          <table:table-cell table:number-columns-repeated="3" table:style-name="ce1"/>
          <table:table-cell office:value-type="float" office:value="101" table:formula="msoxl:=F43/B43*B42+F43/D43*D42" table:style-name="ce1">
            <text:p>101</text:p>
          </table:table-cell>
          <table:table-cell table:number-columns-repeated="16372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" table:formula="msoxl:=LCM(B43,D43)" table:style-name="ce5">
            <text:p>1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formula="msoxl:=D44" table:style-name="ce5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formula="msoxl:=D45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50cm</text:p>
          </table:table-cell>
          <table:table-cell office:value-type="string" table:style-name="ce3">
            <text:p>*</text:p>
          </table:table-cell>
          <table:table-cell office:value-type="string" table:style-name="ce3">
            <text:p>2m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m²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m²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0000cm²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style-name="ce4"/>
          <table:table-cell office:value-type="float" office:value="10000" table:style-name="ce5">
            <text:p>1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0" table:style-name="ce4">
            <text:p>10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table:number-columns-repeated="2" table:style-name="ce4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1m²</text:p>
          </table:table-cell>
          <table:table-cell office:value-type="string" table:style-name="ce3">
            <text:p>/</text:p>
          </table:table-cell>
          <table:table-cell office:value-type="string" table:style-name="ce3">
            <text:p>25cm</text:p>
          </table:table-cell>
          <table:table-cell office:value-type="string" table:style-name="ce3">
            <text:p>=</text:p>
          </table:table-cell>
          <table:table-cell office:value-type="string" table:style-name="ce3">
            <text:p>4m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25" table:style-name="ce4">
            <text:p>25</text:p>
          </table:table-cell>
          <table:table-cell table:style-name="ce4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100" table:style-name="ce4">
            <text:p>100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6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2" table:style-name="ce4"/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10m²/s²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00000cm²/s²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00000" table:style-name="ce5">
            <text:p>1000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0" table:style-name="ce4">
            <text:p>1000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-2" table:style-name="ce4">
            <text:p>-2</text:p>
          </table:table-cell>
          <table:table-cell table:style-name="ce4"/>
          <table:table-cell office:value-type="float" office:value="-2" table:style-name="ce5">
            <text:p>-2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10m²/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100000cm²/s</text:p>
          </table:table-cell>
          <table:table-cell office:value-type="string" table:style-name="ce3">
            <text:p>=</text:p>
          </table:table-cell>
          <table:table-cell office:value-type="string" table:style-name="ce3">
            <text:p>6000000cm²/min</text:p>
          </table:table-cell>
          <table:table-cell office:value-type="string" table:style-name="ce3">
            <text:p>=</text:p>
          </table:table-cell>
          <table:table-cell office:value-type="string" table:style-name="ce3">
            <text:p>600m²/m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value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float" office:value="100000" table:style-name="ce5">
            <text:p>100000</text:p>
          </table:table-cell>
          <table:table-cell table:style-name="ce4"/>
          <table:table-cell office:value-type="float" office:value="6000000" table:style-name="ce5">
            <text:p>6000000</text:p>
          </table:table-cell>
          <table:table-cell table:style-name="ce4"/>
          <table:table-cell office:value-type="float" office:value="600" table:style-name="ce5">
            <text:p>60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atio::multipli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ratio::divider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0000" table:style-name="ce4">
            <text:p>10000</text:p>
          </table:table-cell>
          <table:table-cell table:style-name="ce4"/>
          <table:table-cell office:value-type="float" office:value="600000" table:style-name="ce4">
            <text:p>600000</text:p>
          </table:table-cell>
          <table:table-cell table:style-name="ce4"/>
          <table:table-cell office:value-type="float" office:value="60" table:style-name="ce4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length#dimensions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time#dimensions</text:p>
          </table:table-cell>
          <table:table-cell office:value-type="float" office:value="-1" table:style-name="ce4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style-name="ce4"/>
          <table:table-cell office:value-type="float" office:value="-1" table:style-name="ce5">
            <text:p>-1</text:p>
          </table:table-cell>
          <table:table-cell table:number-columns-repeated="16376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Eduardo D'Avila</meta:initial-creator>
    <dc:creator>Eduardo Davila</dc:creator>
    <meta:creation-date>2011-10-13T21:19:15Z</meta:creation-date>
    <dc:date>2011-10-14T20:12:02Z</dc:date>
    <meta:editing-cycles>4</meta:editing-cycles>
    <meta:editing-duration>PT2977S</meta:editing-duration>
  </office:meta>
</office:document-meta>
</file>